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2" calcext:value-type="float">
            <text:p>-0.2</text:p>
          </table:table-cell>
          <table:table-cell table:formula="of:=IF([.A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IF([.A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-0.2" calcext:value-type="float">
            <text:p>-0.2</text:p>
          </table:table-cell>
          <table:table-cell table:formula="of:=IF([.A1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IF([.A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IF([.A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1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IF([.A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IF([.A1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IF([.A1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2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2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2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IF([.A2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IF([.A2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2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2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2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2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3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3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3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3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IF([.A3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3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3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IF([.A3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3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IF([.A3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IF([.A4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4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4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IF([.A4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4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IF([.A4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4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4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4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4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5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5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IF([.A5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IF([.A5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5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5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5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IF([.A5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IF([.A5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IF([.A5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-0.2" calcext:value-type="float">
            <text:p>-0.2</text:p>
          </table:table-cell>
          <table:table-cell table:formula="of:=IF([.A6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IF([.A6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6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IF([.A6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6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6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6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6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6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6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IF([.A7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IF([.A7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7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IF([.A7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7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7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7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7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IF([.A7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7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8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IF([.A8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-0.2" calcext:value-type="float">
            <text:p>-0.2</text:p>
          </table:table-cell>
          <table:table-cell table:formula="of:=IF([.A8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IF([.A8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8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8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8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8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8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8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9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IF([.A9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9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9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9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IF([.A9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IF([.A9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IF([.A9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9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6" calcext:value-type="float">
            <text:p>0.6</text:p>
          </table:table-cell>
          <table:table-cell table:formula="of:=IF([.A9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IF([.A10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IF([.A10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2" calcext:value-type="float">
            <text:p>-0.2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IF([.A10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IF([.A10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10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10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IF([.A10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8" calcext:value-type="float">
            <text:p>-0.8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10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10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10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11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6" calcext:value-type="float">
            <text:p>0.6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IF([.A1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FLOOR(ORG.LIBREOFFICE.RAND.NV()*20-10)/10" office:value-type="float" office:value="0.2" calcext:value-type="float">
            <text:p>0.2</text:p>
          </table:table-cell>
          <table:table-cell table:formula="of:=IF([.A11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1" calcext:value-type="float">
            <text:p>-1</text:p>
          </table:table-cell>
          <table:table-cell table:formula="of:=FLOOR(ORG.LIBREOFFICE.RAND.NV()*20-10)/10" office:value-type="float" office:value="0.7" calcext:value-type="float">
            <text:p>0.7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11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1" calcext:value-type="float">
            <text:p>-0.1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IF([.A1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8" calcext:value-type="float">
            <text:p>0.8</text:p>
          </table:table-cell>
          <table:table-cell table:formula="of:=IF([.A1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FLOOR(ORG.LIBREOFFICE.RAND.NV()*20-10)/10" office:value-type="float" office:value="-0.7" calcext:value-type="float">
            <text:p>-0.7</text:p>
          </table:table-cell>
          <table:table-cell table:formula="of:=IF([.A11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IF([.A1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FLOOR(ORG.LIBREOFFICE.RAND.NV()*20-10)/10" office:value-type="float" office:value="-1" calcext:value-type="float">
            <text:p>-1</text:p>
          </table:table-cell>
          <table:table-cell table:formula="of:=IF([.A11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9" calcext:value-type="float">
            <text:p>0.9</text:p>
          </table:table-cell>
          <table:table-cell table:formula="of:=FLOOR(ORG.LIBREOFFICE.RAND.NV()*20-10)/10" office:value-type="float" office:value="0" calcext:value-type="float">
            <text:p>0</text:p>
          </table:table-cell>
          <table:table-cell table:formula="of:=IF([.A11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-0.5" calcext:value-type="float">
            <text:p>-0.5</text:p>
          </table:table-cell>
          <table:table-cell table:formula="of:=FLOOR(ORG.LIBREOFFICE.RAND.NV()*20-10)/10" office:value-type="float" office:value="0.3" calcext:value-type="float">
            <text:p>0.3</text:p>
          </table:table-cell>
          <table:table-cell table:formula="of:=IF([.A12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8" calcext:value-type="float">
            <text:p>0.8</text:p>
          </table:table-cell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3" calcext:value-type="float">
            <text:p>-0.3</text:p>
          </table:table-cell>
          <table:table-cell table:formula="of:=IF([.A1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6" calcext:value-type="float">
            <text:p>-0.6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-0.4" calcext:value-type="float">
            <text:p>-0.4</text:p>
          </table:table-cell>
          <table:table-cell table:formula="of:=IF([.A1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/10" office:value-type="float" office:value="0.2" calcext:value-type="float">
            <text:p>0.2</text:p>
          </table:table-cell>
          <table:table-cell table:formula="of:=FLOOR(ORG.LIBREOFFICE.RAND.NV()*20-10)/10" office:value-type="float" office:value="-0.9" calcext:value-type="float">
            <text:p>-0.9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IF([.A12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0.5" calcext:value-type="float">
            <text:p>0.5</text:p>
          </table:table-cell>
          <table:table-cell table:formula="of:=FLOOR(ORG.LIBREOFFICE.RAND.NV()*20-10)/10" office:value-type="float" office:value="0.1" calcext:value-type="float">
            <text:p>0.1</text:p>
          </table:table-cell>
          <table:table-cell table:formula="of:=FLOOR(ORG.LIBREOFFICE.RAND.NV()*20-10)/10" office:value-type="float" office:value="-0.8" calcext:value-type="float">
            <text:p>-0.8</text:p>
          </table:table-cell>
          <table:table-cell table:formula="of:=IF([.A12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/10" office:value-type="float" office:value="-0.3" calcext:value-type="float">
            <text:p>-0.3</text:p>
          </table:table-cell>
          <table:table-cell table:formula="of:=FLOOR(ORG.LIBREOFFICE.RAND.NV()*20-10)/10" office:value-type="float" office:value="0.4" calcext:value-type="float">
            <text:p>0.4</text:p>
          </table:table-cell>
          <table:table-cell table:formula="of:=FLOOR(ORG.LIBREOFFICE.RAND.NV()*20-10)/10" office:value-type="float" office:value="0.5" calcext:value-type="float">
            <text:p>0.5</text:p>
          </table:table-cell>
          <table:table-cell table:formula="of:=IF([.A125]&gt;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12:24.261244621</meta:creation-date>
    <dc:date>2023-05-24T11:15:36.847044031</dc:date>
    <meta:editing-duration>PT3M13S</meta:editing-duration>
    <meta:editing-cycles>1</meta:editing-cycles>
    <meta:document-statistic meta:table-count="1" meta:cell-count="500" meta:object-count="0"/>
    <meta:generator>LibreOffice/7.3.7.2$Linux_X86_64 LibreOffice_project/30$Build-2</meta:generator>
  </office:meta>
</office:document-meta>
</file>